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84cm"/>
    </style:style>
    <style:style style:name="Table1.B" style:family="table-column">
      <style:table-column-properties style:column-width="13.8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17cm" table:align="margins"/>
    </style:style>
    <style:style style:name="Table2.A" style:family="table-column">
      <style:table-column-properties style:column-width="2.831cm" style:rel-column-width="13624*"/>
    </style:style>
    <style:style style:name="Table2.B" style:family="table-column">
      <style:table-column-properties style:column-width="10.786cm" style:rel-column-width="519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784cm"/>
    </style:style>
    <style:style style:name="Tabla1.B" style:family="table-column">
      <style:table-column-properties style:column-width="13.8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17cm" table:align="margins"/>
    </style:style>
    <style:style style:name="Tabla2.A" style:family="table-column">
      <style:table-column-properties style:column-width="2.831cm" style:rel-column-width="13624*"/>
    </style:style>
    <style:style style:name="Tabla2.B" style:family="table-column">
      <style:table-column-properties style:column-width="10.786cm" style:rel-column-width="5191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24185b"/>
    </style:style>
    <style:style style:name="P5" style:family="paragraph" style:parent-style-name="Table_20_Contents">
      <style:text-properties officeooo:paragraph-rsid="0020d9bc"/>
    </style:style>
    <style:style style:name="P6" style:family="paragraph" style:parent-style-name="Table_20_Contents">
      <style:text-properties officeooo:paragraph-rsid="0024185b"/>
    </style:style>
    <style:style style:name="P7" style:family="paragraph" style:parent-style-name="Table_20_Contents">
      <style:text-properties officeooo:paragraph-rsid="0026e5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654f"/>
    </style:style>
    <style:style style:name="T3" style:family="text">
      <style:text-properties officeooo:rsid="0019f65e"/>
    </style:style>
    <style:style style:name="T4" style:family="text">
      <style:text-properties officeooo:rsid="001b8666"/>
    </style:style>
    <style:style style:name="T5" style:family="text">
      <style:text-properties officeooo:rsid="001c4c51"/>
    </style:style>
    <style:style style:name="T6" style:family="text">
      <style:text-properties officeooo:rsid="001d23f1"/>
    </style:style>
    <style:style style:name="T7" style:family="text">
      <style:text-properties officeooo:rsid="001e28f9"/>
    </style:style>
    <style:style style:name="T8" style:family="text">
      <style:text-properties officeooo:rsid="001f9088"/>
    </style:style>
    <style:style style:name="T9" style:family="text">
      <style:text-properties officeooo:rsid="0020d9bc"/>
    </style:style>
    <style:style style:name="T10" style:family="text">
      <style:text-properties officeooo:rsid="0022415c"/>
    </style:style>
    <style:style style:name="T11" style:family="text">
      <style:text-properties officeooo:rsid="002607a0"/>
    </style:style>
    <style:style style:name="T12" style:family="text">
      <style:text-properties officeooo:rsid="0026e5c3"/>
    </style:style>
    <style:style style:name="T13" style:family="text">
      <style:text-properties officeooo:rsid="0028bf90"/>
    </style:style>
    <style:style style:name="T14" style:family="text">
      <style:text-properties officeooo:rsid="00296ddc"/>
    </style:style>
    <style:style style:name="T15" style:family="text">
      <style:text-properties officeooo:rsid="00299380"/>
    </style:style>
    <style:style style:name="T16" style:family="text">
      <style:text-properties officeooo:rsid="00299c60"/>
    </style:style>
    <style:style style:name="T17" style:family="text">
      <style:text-properties officeooo:rsid="0029a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</text:p>
      <text:p text:style-name="P3">(versión <text:span text:style-name="T4">1</text:span>)</text:p>
      <text:p text:style-name="Standard"/>
      <text:p text:style-name="Standard"><text:span text:style-name="T1">Nombre del caso de uso</text:span>: <text:span text:style-name="T4">Reanudar Juego</text:span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po de escenario:</text:p>
          </table:table-cell>
          <table:table-cell table:style-name="Table1.B1" office:value-type="string">
            <text:p text:style-name="Table_20_Contents"><text:s/><text:span text:style-name="T3">Típico</text:span></text:p>
          </table:table-cell>
        </table:table-row>
        <table:table-row>
          <table:table-cell table:style-name="Table1.A2" office:value-type="string">
            <text:p text:style-name="Table_20_Contents">Descripción breve:</text:p>
          </table:table-cell>
          <table:table-cell table:style-name="Table1.B2" office:value-type="string">
            <text:p text:style-name="Table_20_Contents"><text:s/><text:span text:style-name="T5">En la ventana “Reanudar Juego” el Jugador selecciona la partida que desea reanudar.</text:span>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</table:table-cell>
          <table:table-cell table:style-name="Table1.B2" office:value-type="string">
            <text:p text:style-name="Table_20_Contents">1. <text:span text:style-name="T6">El Jugador ha iniciado sesión</text:span></text:p>
            <text:p text:style-name="Table_20_Contents">2.<text:span text:style-name="T7">El Jugador tiene una conexión de internet activa y funcional</text:span></text:p>
          </table:table-cell>
        </table:table-row>
        <table:table-row>
          <table:table-cell table:style-name="Table1.A2" office:value-type="string">
            <text:p text:style-name="Table_20_Contents">Caso de prueba #<text:span text:style-name="T8">1</text:span></text:p>
          </table:table-cell>
          <table:table-cell table:style-name="Table1.B2" office:value-type="string">
            <text:p text:style-name="P5"><text:span text:style-name="T9">Seleccionar un juego pendiente</text:span></text:p>
          </table:table-cell>
        </table:table-row>
        <table:table-row>
          <table:table-cell table:style-name="Table1.A2" office:value-type="string">
            <text:p text:style-name="Table_20_Contents">Precondiciones adicionales:</text:p>
            <text:p text:style-name="Table_20_Contents">1.<text:span text:style-name="T10">N/A</text:span></text:p>
            <text:p text:style-name="Table_20_Contents">2.</text:p>
            <text:p text:style-name="Table_20_Contents"/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Entradas:</text:p>
                </table:table-cell>
                <table:table-cell table:style-name="Table2.B1" office:value-type="string">
                  <text:p text:style-name="Table_20_Contents">1. <text:span text:style-name="T12">El Jugador entra a la ventana Reanudar Juego</text:span></text:p>
                  <text:p text:style-name="Table_20_Contents">2. <text:span text:style-name="T13">El Jugador selecciona alguno de los juegos pendientes de la lista</text:span></text:p>
                  <text:p text:style-name="Table_20_Contents">3. <text:span text:style-name="T13">El Jugador hace click en Rea</text:span><text:span text:style-name="T14">n</text:span><text:span text:style-name="T13">udar Juego</text:span></text:p>
                </table:table-cell>
              </table:table-row>
              <table:table-row>
                <table:table-cell table:style-name="Table2.A2" office:value-type="string">
                  <text:p text:style-name="Table_20_Contents">Resultados esperados:</text:p>
                </table:table-cell>
                <table:table-cell table:style-name="Table2.B2" office:value-type="string">
                  <text:p text:style-name="Table_20_Contents">1. <text:span text:style-name="T14">Se abre el juego seleccionado por el Jugador</text:span></text:p>
                  <text:p text:style-name="Table_20_Contents">2. <text:span text:style-name="T15">El Juego tiene el mismo estado que cuando se cerró por última vez.</text:span></text:p>
                </table:table-cell>
              </table:table-row>
              <table:table-row>
                <table:table-cell table:style-name="Table2.A2" office:value-type="string">
                  <text:p text:style-name="Table_20_Contents">Observaciones:</text:p>
                </table:table-cell>
                <table:table-cell table:style-name="Table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Tipo de escenario:</text:p>
          </table:table-cell>
          <table:table-cell table:style-name="Tabla1.B1" office:value-type="string">
            <text:p text:style-name="P6"><text:s/><text:span text:style-name="T11">Excepcional</text:span></text:p>
          </table:table-cell>
        </table:table-row>
        <table:table-row>
          <table:table-cell table:style-name="Tabla1.A2" office:value-type="string">
            <text:p text:style-name="P6">Descripción breve:</text:p>
          </table:table-cell>
          <table:table-cell table:style-name="Tabla1.B2" office:value-type="string">
            <text:p text:style-name="P6"><text:s/><text:span text:style-name="T5">En la ventana “Reanudar Juego” el Jugador selecciona la partida que desea reanudar.</text:span></text:p>
          </table:table-cell>
        </table:table-row>
        <table:table-row>
          <table:table-cell table:style-name="Tabla1.A2" office:value-type="string">
            <text:p text:style-name="P6">Precondiciones adicionales:</text:p>
          </table:table-cell>
          <table:table-cell table:style-name="Tabla1.B2" office:value-type="string">
            <text:p text:style-name="P6">1. <text:span text:style-name="T6">El Jugador ha iniciado sesión</text:span></text:p>
            <text:p text:style-name="P6">2.<text:span text:style-name="T7">El Jugador tiene una conexión de internet activa y funcional</text:span></text:p>
          </table:table-cell>
        </table:table-row>
        <table:table-row>
          <table:table-cell table:style-name="Tabla1.A2" office:value-type="string">
            <text:p text:style-name="P6">Caso de prueba #<text:span text:style-name="T8">1</text:span></text:p>
          </table:table-cell>
          <table:table-cell table:style-name="Tabla1.B2" office:value-type="string">
            <text:p text:style-name="P7"><text:span text:style-name="T12">La partida ya no está disponible </text:span><text:span text:style-name="T16">(fue borrada o bien por problemas en el servidor, como por ejemplo pérdida de registros en la BD)</text:span></text:p>
          </table:table-cell>
        </table:table-row>
        <table:table-row>
          <table:table-cell table:style-name="Tabla1.A2" office:value-type="string">
            <text:p text:style-name="P6">Precondiciones adicionales:</text:p>
            <text:p text:style-name="P6">1.<text:span text:style-name="T10">N/A</text:span></text:p>
            <text:p text:style-name="P6">2.</text:p>
            <text:p text:style-name="P6"/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6">Entradas:</text:p>
                </table:table-cell>
                <table:table-cell table:style-name="Tabla2.B1" office:value-type="string">
                  <text:p text:style-name="Table_20_Contents">1. <text:span text:style-name="T12">El Jugador entra a la ventana Reanudar Juego</text:span></text:p>
                  <text:p text:style-name="Table_20_Contents">2. <text:span text:style-name="T13">El Jugador selecciona alguno de los juegos pendientes de la lista</text:span></text:p>
                  <text:p text:style-name="Table_20_Contents">3. <text:span text:style-name="T13">El Jugador hace click en Rea</text:span><text:span text:style-name="T14">n</text:span><text:span text:style-name="T13">udar Juego</text:span></text:p>
                </table:table-cell>
              </table:table-row>
              <table:table-row>
                <table:table-cell table:style-name="Tabla2.A2" office:value-type="string">
                  <text:p text:style-name="P6">Resultados esperados:</text:p>
                </table:table-cell>
                <table:table-cell table:style-name="Tabla2.B2" office:value-type="string">
                  <text:p text:style-name="Table_20_Contents">1. <text:span text:style-name="T17">Se indica del error al Jugador mediante la ventana “Juego No Disponible”</text:span></text:p>
                </table:table-cell>
              </table:table-row>
              <table:table-row>
                <table:table-cell table:style-name="Tabla2.A2" office:value-type="string">
                  <text:p text:style-name="P6">Observaciones:</text:p>
                </table:table-cell>
                <table:table-cell table:style-name="Tabla2.B2" office:value-type="string">
                  <text:p text:style-name="P6"/>
                </table:table-cell>
              </table:table-row>
            </table:table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style style:name="MT1" style:family="text">
      <style:text-properties officeooo:rsid="0018654f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<text:span text:style-name="MT1">Lines and Boxes</text:span><text:tab/><text:tab/><text:date style:data-style-name="N37" text:date-value="2012-11-04T12:04:15.93" text:fixed="true">04/11/12</text:date></text:p>
        <text:p text:style-name="MP1">Elaborado por: <text:span text:style-name="MT1">Esteban Rodríguez Betancourt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4T12:04:18.09</meta:creation-date>
    <meta:editing-duration>PT41M2S</meta:editing-duration>
    <meta:editing-cycles>19</meta:editing-cycles>
    <meta:generator>LibreOffice/3.6$Windows_x86 LibreOffice_project/e29a214-2bbed72-0621de6-a97528c-8f066d</meta:generator>
    <dc:date>2012-11-04T12:46:07.44</dc:date>
    <meta:document-statistic meta:table-count="4" meta:image-count="0" meta:object-count="0" meta:page-count="1" meta:paragraph-count="44" meta:word-count="245" meta:character-count="1518" meta:non-whitespace-character-count="1311"/>
  </office:meta>
</office:document-meta>
</file>